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2.6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2.3398in"/>
    </style:style>
    <style:style style:name="co6" style:family="table-column">
      <style:table-column-properties fo:break-before="auto" style:column-width="2.878in"/>
    </style:style>
    <style:style style:name="co7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2.4717in"/>
    </style:style>
    <style:style style:name="co9" style:family="table-column">
      <style:table-column-properties fo:break-before="auto" style:column-width="6.9839in"/>
    </style:style>
    <style:style style:name="ro1" style:family="table-row">
      <style:table-row-properties style:row-height="0.3846in" fo:break-before="auto" style:use-optimal-row-height="fals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34">
      <style:table-cell-properties style:glyph-orientation-vertical="0" fo:background-color="#fffff0" style:diagonal-bl-tr="none" style:diagonal-tl-br="none" style:text-align-source="fix" style:repeat-content="false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Main.A2"/>
    </style:style>
    <style:style style:name="ce3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Main.A2"/>
    </style:style>
    <style:style style:name="ce4" style:family="table-cell" style:parent-style-name="EH_5f_HEAD_5f__5f_RedYel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c6c6c6" fo:background-color="#fffff0" style:text-align-source="fix" style:repeat-content="false" fo:border-left="0.74pt solid #000000" fo:padding-bottom="0.0555in" fo:padding-left="0.0417in" fo:padding-right="0.028in" fo:padding-top="0.028in" fo:border-right="none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6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fffff0" style:text-align-source="fix" style:repeat-content="false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74pt solid #c6c6c6" style:text-align-source="fix" style:repeat-content="false" fo:background-color="transparent" fo:border-left="0.74pt solid #000000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none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f0" style:text-align-source="fix" style:repeat-content="false" fo:padding-bottom="0.028in" fo:padding-left="0.0417in" fo:padding-right="0.028in" fo:padding-top="0.028in"/>
      <style:paragraph-properties fo:text-align="start" fo:margin-left="0.0417in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c6c6c6" style:text-align-source="fix" style:repeat-content="false" fo:background-color="transparent" fo:border-left="none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style:font-size-asian="12pt" style:font-size-complex="12pt"/>
    </style:style>
    <style:style style:name="ce16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0.74pt solid #000000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ackground-color="#fffff0" style:text-align-source="fix" style:repeat-content="false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c6c6c6" style:text-align-source="fix" style:repeat-content="false" fo:background-color="transparent" fo:border-left="none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21" style:family="table-cell" style:parent-style-name="Default" style:data-style-name="N134">
      <style:table-cell-properties style:glyph-orientation-vertical="0" fo:background-color="#fffff0" style:diagonal-bl-tr="none" style:diagonal-tl-br="none" style:text-align-source="fix" style:repeat-content="false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'Name Calcs'.A2"/>
    </style:style>
    <style:style style:name="ce22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'Name Calcs'.A2"/>
    </style:style>
    <style:style style:name="ce23" style:family="table-cell" style:parent-style-name="Default">
      <style:table-cell-properties fo:border-bottom="0.74pt solid #c6c6c6" fo:background-color="#c6c6c6" style:text-align-source="fix" style:repeat-content="false" fo:border-left="0.74pt solid #000000" fo:padding-bottom="0.0555in" fo:padding-left="0.0417in" fo:padding-right="0.028in" fo:padding-top="0.028in" fo:border-right="none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24" style:family="table-cell" style:parent-style-name="Default">
      <style:table-cell-properties fo:border-bottom="0.74pt solid #c6c6c6" fo:background-color="#c6c6c6" style:text-align-source="fix" style:repeat-content="false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0.74pt solid #000000" fo:border-top="0.74pt solid #000000"/>
      <style:paragraph-properties fo:text-align="start" fo:margin-left="0.278in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none"/>
      <style:paragraph-properties fo:text-align="start" fo:margin-left="0.278in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ackground-color="#fffff0" style:text-align-source="fix" style:repeat-content="false" fo:border-left="none" fo:padding-bottom="0.028in" fo:padding-left="0.0417in" fo:padding-right="0.028in" fo:padding-top="0.028in" fo:border-right="0.74pt solid #000000" fo:border-top="none"/>
      <style:paragraph-properties fo:text-align="start" fo:margin-left="0.278in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0.74pt solid #c6c6c6"/>
      <style:paragraph-properties fo:text-align="start" fo:margin-left="0.278in"/>
      <style:text-properties fo:font-size="8pt" style:font-size-asian="8pt" style:font-size-complex="8pt"/>
    </style:style>
  </office:automatic-styles>
  <office:body>
    <office:spreadsheet>
      <table:table table:name="Main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3" table:default-cell-style-name="ce18"/>
        <table:table-row table:style-name="ro1">
          <table:table-cell table:style-name="ce1" office:value-type="string" calcext:value-type="string">
            <text:p>###</text:p>
          </table:table-cell>
          <table:table-cell table:style-name="ce4" office:value-type="string" calcext:value-type="string">
            <text:p>Orig Recipe Titl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</text:p>
          </table:table-cell>
          <table:table-cell table:style-name="ce1" office:value-type="string" calcext:value-type="string">
            <text:p>Subcat Type</text:p>
          </table:table-cell>
          <table:table-cell table:style-name="ce1" office:value-type="string" calcext:value-type="string">
            <text:p>Recipe Source</text:p>
          </table:table-cell>
          <table:table-cell table:style-name="ce1" office:value-type="string" calcext:value-type="string">
            <text:p>Recipe Author</text:p>
          </table:table-cell>
          <table:table-cell table:style-name="ce1" office:value-type="string" calcext:value-type="string">
            <text:p>Recipe Origin Date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Easy Homemade Caramel Corn</text:p>
          </table:table-cell>
          <table:table-cell table:style-name="ce10" office:value-type="string" calcext:value-type="string">
            <text:p>DESSERT</text:p>
          </table:table-cell>
          <table:table-cell table:style-name="ce10" office:value-type="string" calcext:value-type="string">
            <text:p>Candy</text:p>
          </table:table-cell>
          <table:table-cell table:style-name="ce10" office:value-type="string" calcext:value-type="string">
            <text:p>Caramel Corn</text:p>
          </table:table-cell>
          <table:table-cell table:style-name="ce10" table:number-columns-repeated="3"/>
          <table:table-cell table:style-name="ce16"/>
        </table:table-row>
        <table:table-row table:style-name="ro3">
          <table:table-cell table:formula="of:=IF([.B3]&lt;&gt;&quot;&quot;; (INDIRECT(ADDRESS(ROW()-1;COLUMN()))+1); &quot;&quot;)" office:value-type="float" office:value="2" calcext:value-type="float">
            <text:p>002</text:p>
          </table:table-cell>
          <table:table-cell table:style-name="ce6" office:value-type="string" calcext:value-type="string">
            <text:p>Challah French Toast Casserole</text:p>
          </table:table-cell>
          <table:table-cell table:style-name="ce11" office:value-type="string" calcext:value-type="string">
            <text:p>BREAKFAST</text:p>
          </table:table-cell>
          <table:table-cell table:style-name="ce11" office:value-type="string" calcext:value-type="string">
            <text:p>MorningBreads</text:p>
          </table:table-cell>
          <table:table-cell table:style-name="ce11" office:value-type="string" calcext:value-type="string">
            <text:p>French Toast</text:p>
          </table:table-cell>
          <table:table-cell table:style-name="ce11" table:number-columns-repeated="3"/>
          <table:table-cell table:style-name="ce17"/>
        </table:table-row>
        <table:table-row table:style-name="ro3">
          <table:table-cell table:formula="of:=IF([.B4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5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6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7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8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9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10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11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12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13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14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15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16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17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18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19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20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21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22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23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24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25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26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27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28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29]&lt;&gt;&quot;&quot;; (INDIRECT(ADDRESS(ROW()-1;COLUMN()))+1); &quot;&quot;)">
            <text:p/>
          </table:table-cell>
          <table:table-cell table:style-name="ce8"/>
          <table:table-cell table:style-name="ce13" table:number-columns-repeated="6"/>
          <table:table-cell table:style-name="ce19"/>
        </table:table-row>
        <table:table-row table:style-name="ro3">
          <table:table-cell table:formula="of:=IF([.B30]&lt;&gt;&quot;&quot;; (INDIRECT(ADDRESS(ROW()-1;COLUMN()))+1); &quot;&quot;)">
            <text:p/>
          </table:table-cell>
          <table:table-cell table:number-columns-repeated="8"/>
        </table:table-row>
        <table:table-row table:style-name="ro3">
          <table:table-cell table:formula="of:=IF([.B31]&lt;&gt;&quot;&quot;; (INDIRECT(ADDRESS(ROW()-1;COLUMN()))+1); &quot;&quot;)">
            <text:p/>
          </table:table-cell>
          <table:table-cell table:style-name="ce9"/>
          <table:table-cell table:style-name="ce14" table:number-columns-repeated="6"/>
          <table:table-cell table:style-name="ce20"/>
        </table:table-row>
        <calcext:conditional-formats>
          <calcext:conditional-format calcext:target-range-address="Main.A2:Main.A31">
            <calcext:condition calcext:apply-style-name="Excel_CondFormat_1_2_1" calcext:value="formula-is([.$A2]&lt;&gt;&quot;&quot;)" calcext:base-cell-address="Main.A2"/>
          </calcext:conditional-format>
        </calcext:conditional-formats>
      </table:table>
      <table:table table:name="Name Calcs" table:style-name="ta1">
        <table:table-column table:style-name="co1" table:default-cell-style-name="ce22"/>
        <table:table-column table:style-name="co8" table:default-cell-style-name="ce24"/>
        <table:table-column table:style-name="co9" table:default-cell-style-name="ce27"/>
        <table:table-row table:style-name="ro4">
          <table:table-cell table:style-name="ce1" office:value-type="string" calcext:value-type="string">
            <text:p>###</text:p>
          </table:table-cell>
          <table:table-cell table:style-name="ce4" office:value-type="string" calcext:value-type="string">
            <text:p>Recipe Name</text:p>
          </table:table-cell>
          <table:table-cell table:style-name="ce4" office:value-type="string" calcext:value-type="string">
            <text:p>Name Final</text:p>
          </table:table-cell>
        </table:table-row>
        <table:table-row table:style-name="ro2">
          <table:table-cell table:style-name="ce21" office:value-type="float" office:value="1" calcext:value-type="float">
            <text:p>001</text:p>
          </table:table-cell>
          <table:table-cell table:style-name="ce23" table:formula="of:=COM.MICROSOFT.CONCAT([$Main.C2];&quot;_&quot;;[$Main.D2];&quot;_&quot;;[$Main.E2];&quot;__&quot;;[$Main.B2])" office:value-type="string" office:string-value="DESSERT_Candy_Caramel Corn__Easy Homemade Caramel Corn" calcext:value-type="string">
            <text:p>DESSERT_Candy_Caramel Corn__Easy Homemade Caramel Corn</text:p>
          </table:table-cell>
          <table:table-cell table:style-name="ce25" table:formula="of:=SUBSTITUTE([.B2];&quot; &quot;;&quot;&quot;)" office:value-type="string" office:string-value="DESSERT_Candy_CaramelCorn__EasyHomemadeCaramelCorn" calcext:value-type="string">
            <text:p>DESSERT_Candy_CaramelCorn__EasyHomemadeCaramelCorn</text:p>
          </table:table-cell>
        </table:table-row>
        <table:table-row table:style-name="ro3">
          <table:table-cell table:formula="of:=IF([.B3]&lt;&gt;&quot;&quot;; (INDIRECT(ADDRESS(ROW()-1;COLUMN()))+1); &quot;&quot;)" office:value-type="float" office:value="2" calcext:value-type="float">
            <text:p>002</text:p>
          </table:table-cell>
          <table:table-cell table:formula="of:=COM.MICROSOFT.CONCAT([$Main.C3];&quot;_&quot;;[$Main.D3];&quot;_&quot;;[$Main.E3];&quot;__&quot;;[$Main.B3])" office:value-type="string" office:string-value="BREAKFAST_MorningBreads_French Toast__Challah French Toast Casserole" calcext:value-type="string">
            <text:p>BREAKFAST_MorningBreads_French Toast__Challah French Toast Casserole</text:p>
          </table:table-cell>
          <table:table-cell table:style-name="ce26" table:formula="of:=SUBSTITUTE([.B3];&quot; &quot;;&quot;&quot;)" office:value-type="string" office:string-value="BREAKFAST_MorningBreads_FrenchToast__ChallahFrenchToastCasserole" calcext:value-type="string">
            <text:p>BREAKFAST_MorningBreads_FrenchToast__ChallahFrenchToastCasserole</text:p>
          </table:table-cell>
        </table:table-row>
        <table:table-row table:style-name="ro3">
          <table:table-cell table:formula="of:=IF([.B4]&lt;&gt;&quot;&quot;; (INDIRECT(ADDRESS(ROW()-1;COLUMN()))+1); &quot;&quot;)" office:value-type="float" office:value="3" calcext:value-type="float">
            <text:p>003</text:p>
          </table:table-cell>
          <table:table-cell table:formula="of:=COM.MICROSOFT.CONCAT([$Main.C4];&quot;_&quot;;[$Main.D4];&quot;_&quot;;[$Main.E4];&quot;__&quot;;[$Main.B4])" office:value-type="string" office:string-value="____" calcext:value-type="string">
            <text:p>____</text:p>
          </table:table-cell>
          <table:table-cell table:formula="of:=SUBSTITUTE([.B4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5]&lt;&gt;&quot;&quot;; (INDIRECT(ADDRESS(ROW()-1;COLUMN()))+1); &quot;&quot;)" office:value-type="float" office:value="4" calcext:value-type="float">
            <text:p>004</text:p>
          </table:table-cell>
          <table:table-cell table:formula="of:=COM.MICROSOFT.CONCAT([$Main.C5];&quot;_&quot;;[$Main.D5];&quot;_&quot;;[$Main.E5];&quot;__&quot;;[$Main.B5])" office:value-type="string" office:string-value="____" calcext:value-type="string">
            <text:p>____</text:p>
          </table:table-cell>
          <table:table-cell table:style-name="ce28" table:formula="of:=SUBSTITUTE([.B5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6]&lt;&gt;&quot;&quot;; (INDIRECT(ADDRESS(ROW()-1;COLUMN()))+1); &quot;&quot;)" office:value-type="float" office:value="5" calcext:value-type="float">
            <text:p>005</text:p>
          </table:table-cell>
          <table:table-cell table:formula="of:=COM.MICROSOFT.CONCAT([$Main.C6];&quot;_&quot;;[$Main.D6];&quot;_&quot;;[$Main.E6];&quot;__&quot;;[$Main.B6])" office:value-type="string" office:string-value="____" calcext:value-type="string">
            <text:p>____</text:p>
          </table:table-cell>
          <table:table-cell table:formula="of:=SUBSTITUTE([.B6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7]&lt;&gt;&quot;&quot;; (INDIRECT(ADDRESS(ROW()-1;COLUMN()))+1); &quot;&quot;)" office:value-type="float" office:value="6" calcext:value-type="float">
            <text:p>006</text:p>
          </table:table-cell>
          <table:table-cell table:formula="of:=COM.MICROSOFT.CONCAT([$Main.C7];&quot;_&quot;;[$Main.D7];&quot;_&quot;;[$Main.E7];&quot;__&quot;;[$Main.B7])" office:value-type="string" office:string-value="____" calcext:value-type="string">
            <text:p>____</text:p>
          </table:table-cell>
          <table:table-cell table:style-name="ce28" table:formula="of:=SUBSTITUTE([.B7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8]&lt;&gt;&quot;&quot;; (INDIRECT(ADDRESS(ROW()-1;COLUMN()))+1); &quot;&quot;)" office:value-type="float" office:value="7" calcext:value-type="float">
            <text:p>007</text:p>
          </table:table-cell>
          <table:table-cell table:formula="of:=COM.MICROSOFT.CONCAT([$Main.C8];&quot;_&quot;;[$Main.D8];&quot;_&quot;;[$Main.E8];&quot;__&quot;;[$Main.B8])" office:value-type="string" office:string-value="____" calcext:value-type="string">
            <text:p>____</text:p>
          </table:table-cell>
          <table:table-cell table:formula="of:=SUBSTITUTE([.B8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9]&lt;&gt;&quot;&quot;; (INDIRECT(ADDRESS(ROW()-1;COLUMN()))+1); &quot;&quot;)" office:value-type="float" office:value="8" calcext:value-type="float">
            <text:p>008</text:p>
          </table:table-cell>
          <table:table-cell table:formula="of:=COM.MICROSOFT.CONCAT([$Main.C9];&quot;_&quot;;[$Main.D9];&quot;_&quot;;[$Main.E9];&quot;__&quot;;[$Main.B9])" office:value-type="string" office:string-value="____" calcext:value-type="string">
            <text:p>____</text:p>
          </table:table-cell>
          <table:table-cell table:style-name="ce28" table:formula="of:=SUBSTITUTE([.B9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0]&lt;&gt;&quot;&quot;; (INDIRECT(ADDRESS(ROW()-1;COLUMN()))+1); &quot;&quot;)" office:value-type="float" office:value="9" calcext:value-type="float">
            <text:p>009</text:p>
          </table:table-cell>
          <table:table-cell table:formula="of:=COM.MICROSOFT.CONCAT([$Main.C10];&quot;_&quot;;[$Main.D10];&quot;_&quot;;[$Main.E10];&quot;__&quot;;[$Main.B10])" office:value-type="string" office:string-value="____" calcext:value-type="string">
            <text:p>____</text:p>
          </table:table-cell>
          <table:table-cell table:formula="of:=SUBSTITUTE([.B10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1]&lt;&gt;&quot;&quot;; (INDIRECT(ADDRESS(ROW()-1;COLUMN()))+1); &quot;&quot;)" office:value-type="float" office:value="10" calcext:value-type="float">
            <text:p>010</text:p>
          </table:table-cell>
          <table:table-cell table:formula="of:=COM.MICROSOFT.CONCAT([$Main.C11];&quot;_&quot;;[$Main.D11];&quot;_&quot;;[$Main.E11];&quot;__&quot;;[$Main.B11])" office:value-type="string" office:string-value="____" calcext:value-type="string">
            <text:p>____</text:p>
          </table:table-cell>
          <table:table-cell table:style-name="ce28" table:formula="of:=SUBSTITUTE([.B11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2]&lt;&gt;&quot;&quot;; (INDIRECT(ADDRESS(ROW()-1;COLUMN()))+1); &quot;&quot;)" office:value-type="float" office:value="11" calcext:value-type="float">
            <text:p>011</text:p>
          </table:table-cell>
          <table:table-cell table:formula="of:=COM.MICROSOFT.CONCAT([$Main.C12];&quot;_&quot;;[$Main.D12];&quot;_&quot;;[$Main.E12];&quot;__&quot;;[$Main.B12])" office:value-type="string" office:string-value="____" calcext:value-type="string">
            <text:p>____</text:p>
          </table:table-cell>
          <table:table-cell table:formula="of:=SUBSTITUTE([.B12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3]&lt;&gt;&quot;&quot;; (INDIRECT(ADDRESS(ROW()-1;COLUMN()))+1); &quot;&quot;)" office:value-type="float" office:value="12" calcext:value-type="float">
            <text:p>012</text:p>
          </table:table-cell>
          <table:table-cell table:formula="of:=COM.MICROSOFT.CONCAT([$Main.C13];&quot;_&quot;;[$Main.D13];&quot;_&quot;;[$Main.E13];&quot;__&quot;;[$Main.B13])" office:value-type="string" office:string-value="____" calcext:value-type="string">
            <text:p>____</text:p>
          </table:table-cell>
          <table:table-cell table:style-name="ce28" table:formula="of:=SUBSTITUTE([.B13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4]&lt;&gt;&quot;&quot;; (INDIRECT(ADDRESS(ROW()-1;COLUMN()))+1); &quot;&quot;)" office:value-type="float" office:value="13" calcext:value-type="float">
            <text:p>013</text:p>
          </table:table-cell>
          <table:table-cell table:formula="of:=COM.MICROSOFT.CONCAT([$Main.C14];&quot;_&quot;;[$Main.D14];&quot;_&quot;;[$Main.E14];&quot;__&quot;;[$Main.B14])" office:value-type="string" office:string-value="____" calcext:value-type="string">
            <text:p>____</text:p>
          </table:table-cell>
          <table:table-cell table:formula="of:=SUBSTITUTE([.B14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5]&lt;&gt;&quot;&quot;; (INDIRECT(ADDRESS(ROW()-1;COLUMN()))+1); &quot;&quot;)" office:value-type="float" office:value="14" calcext:value-type="float">
            <text:p>014</text:p>
          </table:table-cell>
          <table:table-cell table:formula="of:=COM.MICROSOFT.CONCAT([$Main.C15];&quot;_&quot;;[$Main.D15];&quot;_&quot;;[$Main.E15];&quot;__&quot;;[$Main.B15])" office:value-type="string" office:string-value="____" calcext:value-type="string">
            <text:p>____</text:p>
          </table:table-cell>
          <table:table-cell table:style-name="ce28" table:formula="of:=SUBSTITUTE([.B15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6]&lt;&gt;&quot;&quot;; (INDIRECT(ADDRESS(ROW()-1;COLUMN()))+1); &quot;&quot;)" office:value-type="float" office:value="15" calcext:value-type="float">
            <text:p>015</text:p>
          </table:table-cell>
          <table:table-cell table:formula="of:=COM.MICROSOFT.CONCAT([$Main.C16];&quot;_&quot;;[$Main.D16];&quot;_&quot;;[$Main.E16];&quot;__&quot;;[$Main.B16])" office:value-type="string" office:string-value="____" calcext:value-type="string">
            <text:p>____</text:p>
          </table:table-cell>
          <table:table-cell table:formula="of:=SUBSTITUTE([.B16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7]&lt;&gt;&quot;&quot;; (INDIRECT(ADDRESS(ROW()-1;COLUMN()))+1); &quot;&quot;)" office:value-type="float" office:value="16" calcext:value-type="float">
            <text:p>016</text:p>
          </table:table-cell>
          <table:table-cell table:formula="of:=COM.MICROSOFT.CONCAT([$Main.C17];&quot;_&quot;;[$Main.D17];&quot;_&quot;;[$Main.E17];&quot;__&quot;;[$Main.B17])" office:value-type="string" office:string-value="____" calcext:value-type="string">
            <text:p>____</text:p>
          </table:table-cell>
          <table:table-cell table:style-name="ce28" table:formula="of:=SUBSTITUTE([.B17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8]&lt;&gt;&quot;&quot;; (INDIRECT(ADDRESS(ROW()-1;COLUMN()))+1); &quot;&quot;)" office:value-type="float" office:value="17" calcext:value-type="float">
            <text:p>017</text:p>
          </table:table-cell>
          <table:table-cell table:formula="of:=COM.MICROSOFT.CONCAT([$Main.C18];&quot;_&quot;;[$Main.D18];&quot;_&quot;;[$Main.E18];&quot;__&quot;;[$Main.B18])" office:value-type="string" office:string-value="____" calcext:value-type="string">
            <text:p>____</text:p>
          </table:table-cell>
          <table:table-cell table:formula="of:=SUBSTITUTE([.B18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19]&lt;&gt;&quot;&quot;; (INDIRECT(ADDRESS(ROW()-1;COLUMN()))+1); &quot;&quot;)" office:value-type="float" office:value="18" calcext:value-type="float">
            <text:p>018</text:p>
          </table:table-cell>
          <table:table-cell table:formula="of:=COM.MICROSOFT.CONCAT([$Main.C19];&quot;_&quot;;[$Main.D19];&quot;_&quot;;[$Main.E19];&quot;__&quot;;[$Main.B19])" office:value-type="string" office:string-value="____" calcext:value-type="string">
            <text:p>____</text:p>
          </table:table-cell>
          <table:table-cell table:style-name="ce28" table:formula="of:=SUBSTITUTE([.B19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0]&lt;&gt;&quot;&quot;; (INDIRECT(ADDRESS(ROW()-1;COLUMN()))+1); &quot;&quot;)" office:value-type="float" office:value="19" calcext:value-type="float">
            <text:p>019</text:p>
          </table:table-cell>
          <table:table-cell table:formula="of:=COM.MICROSOFT.CONCAT([$Main.C20];&quot;_&quot;;[$Main.D20];&quot;_&quot;;[$Main.E20];&quot;__&quot;;[$Main.B20])" office:value-type="string" office:string-value="____" calcext:value-type="string">
            <text:p>____</text:p>
          </table:table-cell>
          <table:table-cell table:formula="of:=SUBSTITUTE([.B20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1]&lt;&gt;&quot;&quot;; (INDIRECT(ADDRESS(ROW()-1;COLUMN()))+1); &quot;&quot;)" office:value-type="float" office:value="20" calcext:value-type="float">
            <text:p>020</text:p>
          </table:table-cell>
          <table:table-cell table:formula="of:=COM.MICROSOFT.CONCAT([$Main.C21];&quot;_&quot;;[$Main.D21];&quot;_&quot;;[$Main.E21];&quot;__&quot;;[$Main.B21])" office:value-type="string" office:string-value="____" calcext:value-type="string">
            <text:p>____</text:p>
          </table:table-cell>
          <table:table-cell table:style-name="ce28" table:formula="of:=SUBSTITUTE([.B21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2]&lt;&gt;&quot;&quot;; (INDIRECT(ADDRESS(ROW()-1;COLUMN()))+1); &quot;&quot;)" office:value-type="float" office:value="21" calcext:value-type="float">
            <text:p>021</text:p>
          </table:table-cell>
          <table:table-cell table:formula="of:=COM.MICROSOFT.CONCAT([$Main.C22];&quot;_&quot;;[$Main.D22];&quot;_&quot;;[$Main.E22];&quot;__&quot;;[$Main.B22])" office:value-type="string" office:string-value="____" calcext:value-type="string">
            <text:p>____</text:p>
          </table:table-cell>
          <table:table-cell table:formula="of:=SUBSTITUTE([.B22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3]&lt;&gt;&quot;&quot;; (INDIRECT(ADDRESS(ROW()-1;COLUMN()))+1); &quot;&quot;)" office:value-type="float" office:value="22" calcext:value-type="float">
            <text:p>022</text:p>
          </table:table-cell>
          <table:table-cell table:formula="of:=COM.MICROSOFT.CONCAT([$Main.C23];&quot;_&quot;;[$Main.D23];&quot;_&quot;;[$Main.E23];&quot;__&quot;;[$Main.B23])" office:value-type="string" office:string-value="____" calcext:value-type="string">
            <text:p>____</text:p>
          </table:table-cell>
          <table:table-cell table:style-name="ce28" table:formula="of:=SUBSTITUTE([.B23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4]&lt;&gt;&quot;&quot;; (INDIRECT(ADDRESS(ROW()-1;COLUMN()))+1); &quot;&quot;)" office:value-type="float" office:value="23" calcext:value-type="float">
            <text:p>023</text:p>
          </table:table-cell>
          <table:table-cell table:formula="of:=COM.MICROSOFT.CONCAT([$Main.C24];&quot;_&quot;;[$Main.D24];&quot;_&quot;;[$Main.E24];&quot;__&quot;;[$Main.B24])" office:value-type="string" office:string-value="____" calcext:value-type="string">
            <text:p>____</text:p>
          </table:table-cell>
          <table:table-cell table:formula="of:=SUBSTITUTE([.B24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5]&lt;&gt;&quot;&quot;; (INDIRECT(ADDRESS(ROW()-1;COLUMN()))+1); &quot;&quot;)" office:value-type="float" office:value="24" calcext:value-type="float">
            <text:p>024</text:p>
          </table:table-cell>
          <table:table-cell table:formula="of:=COM.MICROSOFT.CONCAT([$Main.C25];&quot;_&quot;;[$Main.D25];&quot;_&quot;;[$Main.E25];&quot;__&quot;;[$Main.B25])" office:value-type="string" office:string-value="____" calcext:value-type="string">
            <text:p>____</text:p>
          </table:table-cell>
          <table:table-cell table:style-name="ce28" table:formula="of:=SUBSTITUTE([.B25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6]&lt;&gt;&quot;&quot;; (INDIRECT(ADDRESS(ROW()-1;COLUMN()))+1); &quot;&quot;)" office:value-type="float" office:value="25" calcext:value-type="float">
            <text:p>025</text:p>
          </table:table-cell>
          <table:table-cell table:formula="of:=COM.MICROSOFT.CONCAT([$Main.C26];&quot;_&quot;;[$Main.D26];&quot;_&quot;;[$Main.E26];&quot;__&quot;;[$Main.B26])" office:value-type="string" office:string-value="____" calcext:value-type="string">
            <text:p>____</text:p>
          </table:table-cell>
          <table:table-cell table:formula="of:=SUBSTITUTE([.B26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7]&lt;&gt;&quot;&quot;; (INDIRECT(ADDRESS(ROW()-1;COLUMN()))+1); &quot;&quot;)" office:value-type="float" office:value="26" calcext:value-type="float">
            <text:p>026</text:p>
          </table:table-cell>
          <table:table-cell table:formula="of:=COM.MICROSOFT.CONCAT([$Main.C27];&quot;_&quot;;[$Main.D27];&quot;_&quot;;[$Main.E27];&quot;__&quot;;[$Main.B27])" office:value-type="string" office:string-value="____" calcext:value-type="string">
            <text:p>____</text:p>
          </table:table-cell>
          <table:table-cell table:style-name="ce19" table:formula="of:=SUBSTITUTE([.B27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8]&lt;&gt;&quot;&quot;; (INDIRECT(ADDRESS(ROW()-1;COLUMN()))+1); &quot;&quot;)">
            <text:p/>
          </table:table-cell>
          <table:table-cell table:style-name="ce7"/>
          <table:table-cell table:style-name="ce18"/>
        </table:table-row>
        <table:table-row table:style-name="ro3">
          <table:table-cell table:formula="of:=IF([.B29]&lt;&gt;&quot;&quot;; (INDIRECT(ADDRESS(ROW()-1;COLUMN()))+1); &quot;&quot;)">
            <text:p/>
          </table:table-cell>
          <table:table-cell table:style-name="ce8"/>
          <table:table-cell table:style-name="ce19"/>
        </table:table-row>
        <table:table-row table:style-name="ro3">
          <table:table-cell table:formula="of:=IF([.B30]&lt;&gt;&quot;&quot;; (INDIRECT(ADDRESS(ROW()-1;COLUMN()))+1); &quot;&quot;)">
            <text:p/>
          </table:table-cell>
          <table:table-cell table:style-name="ce7"/>
          <table:table-cell table:style-name="ce18"/>
        </table:table-row>
        <table:table-row table:style-name="ro3">
          <table:table-cell table:formula="of:=IF([.B31]&lt;&gt;&quot;&quot;; (INDIRECT(ADDRESS(ROW()-1;COLUMN()))+1); &quot;&quot;)">
            <text:p/>
          </table:table-cell>
          <table:table-cell table:style-name="ce9"/>
          <table:table-cell table:style-name="ce20"/>
        </table:table-row>
        <calcext:conditional-formats>
          <calcext:conditional-format calcext:target-range-address="'Name Calcs'.A2:'Name Calcs'.A31">
            <calcext:condition calcext:apply-style-name="Excel_CondFormat_1_2_1" calcext:value="formula-is([.$A2]&lt;&gt;&quot;&quot;)" calcext:base-cell-address="'Name Calcs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-</number:text>
      <number:number number:decimal-places="0" number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3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4">
      <number:number number:decimal-places="0" number:min-decimal-places="0" number:min-integer-digits="3"/>
    </number:number-style>
    <number:number-style style:name="N135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35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35P0"/>
    </number:number-style>
    <number:date-style style:name="N136">
      <number:year number:style="long"/>
      <number:text>.</number:text>
      <number:month number:style="long"/>
      <number:text>.</number:text>
      <number:day number:style="long"/>
    </number:date-style>
    <number:date-style style:name="N137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37">
      <number:text-content/>
      <style:map style:condition="value()&lt;=1.7976931348623157E+308" style:apply-style-name="N137P0"/>
    </number:text-style>
    <number:number-style style:name="N138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 number:textual="true"/>
      <number:text>-</number:text>
      <number:year number:style="long"/>
    </number:date-style>
    <number:text-style style:name="N144">
      <number:text>● </number:text>
      <number:text-content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style:style style:name="Excel_5f_CondFormat_5f_1_5f_2_5f_1" style:display-name="Excel_CondFormat_1_2_1" style:family="table-cell" style:parent-style-name="Default">
      <style:table-cell-properties fo:background-color="#ffffcc"/>
    </style:style>
    <style:style style:name="EH_5f_HEAD_5f__5f_RedYel" style:display-name="EH_HEAD__RedYel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4189in" fo:margin-right="0.3465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01">00/00/0000</text:date></text:span><text:span text:style-name="MT1">, </text:span><text:span text:style-name="MT1"><text:time style:data-style-name="N2" text:time-value="08:27:50.41400000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11:04:11.411000000</dc:date>
    <meta:editing-duration>PT2H51M23S</meta:editing-duration>
    <meta:editing-cycles>26</meta:editing-cycles>
    <meta:generator>LibreOffice/7.3.2.2$Windows_X86_64 LibreOffice_project/49f2b1bff42cfccbd8f788c8dc32c1c309559be0</meta:generator>
    <meta:document-statistic meta:table-count="2" meta:cell-count="131" meta:object-count="0"/>
  </office:meta>
</office:document-meta>
</file>